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766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8.225cm" svg:x="3.643cm" svg:y="1.7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ource of data</text:p>
              </table:table-cell>
              <table:table-cell>
                <text:p>Data from source</text:p>
              </table:table-cell>
              <table:table-cell>
                <text:p>Example</text:p>
              </table:table-cell>
            </table:table-row>
            <table:table-row table:style-name="ro2" table:default-cell-style-name="ce1">
              <table:table-cell>
                <text:p>Time keeper</text:p>
              </table:table-cell>
              <table:table-cell>
                <text:p>watch time</text:p>
              </table:table-cell>
              <table:table-cell>
                <text:p>1:26:49</text:p>
              </table:table-cell>
            </table:table-row>
            <table:table-row table:style-name="ro2" table:default-cell-style-name="ce1">
              <table:table-cell>
                <text:p>Look up table</text:p>
              </table:table-cell>
              <table:table-cell>
                <text:p>Handicap time</text:p>
              </table:table-cell>
              <table:table-cell>
                <text:p>00:02:15</text:p>
              </table:table-cell>
            </table:table-row>
            <table:table-row table:style-name="ro2" table:default-cell-style-name="ce1">
              <table:table-cell>
                <text:p>Database</text:p>
              </table:table-cell>
              <table:table-cell>
                <text:p>Best time</text:p>
              </table:table-cell>
              <table:table-cell>
                <text:p>00:24:25</text:p>
              </table:table-cell>
            </table:table-row>
            <table:table-row table:style-name="ro2" table:default-cell-style-name="ce1">
              <table:table-cell>
                <text:p>Racing Secretary 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5.621cm" svg:x="3.881cm" svg:y="13.92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Data from source</text:p>
              </table:table-cell>
              <table:table-cell>
                <text:p>Source of data</text:p>
              </table:table-cell>
              <table:table-cell>
                <text:p>Example</text:p>
              </table:table-cell>
              <table:table-cell>
                <text:p>Destination of data</text:p>
              </table:table-cell>
            </table:table-row>
            <table:table-row table:style-name="ro2" table:default-cell-style-name="ce1">
              <table:table-cell>
                <text:p>Watch Time</text:p>
              </table:table-cell>
              <table:table-cell>
                <text:p>Time Keeper</text:p>
              </table:table-cell>
              <table:table-cell>
                <text:p>1:26:49</text:p>
              </table:table-cell>
              <table:table-cell>
                <text:p>Racing Secretary</text:p>
              </table:table-cell>
            </table:table-row>
            <table:table-row table:style-name="ro2" table:default-cell-style-name="ce1">
              <table:table-cell>
                <text:p>Raider Position</text:p>
              </table:table-cell>
              <table:table-cell>
                <text:p>Time Keeper</text:p>
              </table:table-cell>
              <table:table-cell>
                <text:p>26</text:p>
              </table:table-cell>
              <table:table-cell>
                <text:p>Racing Secretary </text:p>
              </table:table-cell>
            </table:table-row>
            <table:table-row table:style-name="ro2" table:default-cell-style-name="ce1">
              <table:table-cell>
                <text:p>Handicap Time</text:p>
              </table:table-cell>
              <table:table-cell>
                <text:p>Look up table</text:p>
              </table:table-cell>
              <table:table-cell>
                <text:p>00:02:15</text:p>
              </table:table-cell>
              <table:table-cell>
                <text:p>Racing Secretary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3:18:55.569000000</meta:creation-date>
    <dc:date>2014-09-29T14:13:50.412000000</dc:date>
    <meta:editing-duration>PT46M53S</meta:editing-duration>
    <meta:editing-cycles>2</meta:editing-cycles>
    <meta:generator>LibreOffice/4.2.5.2$Windows_x86 LibreOffice_project/61cb170a04bb1f12e77c884eab9192be736ec5f5</meta:generator>
    <meta:document-statistic meta:object-count="2"/>
  </office:meta>
</office:document-meta>
</file>